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_spd_noload" table:style-name="ta1">
        <table:shapes>
          <draw:frame draw:z-index="0" draw:style-name="gr1" draw:text-style-name="P1" svg:width="6.2988in" svg:height="3.5429in" svg:x="2.2492in" svg:y="0.0394in">
            <draw:object draw:notify-on-update-of-ranges="tr_spd_noload.C1:tr_spd_noload.C1 tr_spd_noload.C2:tr_spd_noload.C10 tr_spd_noload.D1:tr_spd_noload.D1 tr_spd_noload.D2:tr_spd_noload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ft_TR</text:p>
          </table:table-cell>
          <table:table-cell office:value-type="string" calcext:value-type="string">
            <text:p><text:s/>Rgt_TR</text:p>
          </table:table-cell>
          <table:table-cell office:value-type="string" calcext:value-type="string">
            <text:p><text:s/>Avg_TR</text:p>
          </table:table-cell>
          <table:table-cell office:value-type="string" calcext:value-type="string">
            <text:p><text:s/>spd</text:p>
          </table:table-cell>
        </table:table-row>
        <table:table-row table:style-name="ro1">
          <table:table-cell office:value-type="float" office:value="956.09" calcext:value-type="float">
            <text:p>956.09</text:p>
          </table:table-cell>
          <table:table-cell office:value-type="float" office:value="946.09" calcext:value-type="float">
            <text:p>946.09</text:p>
          </table:table-cell>
          <table:table-cell office:value-type="float" office:value="951.09" calcext:value-type="float">
            <text:p>951.0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34.16" calcext:value-type="float">
            <text:p>934.16</text:p>
          </table:table-cell>
          <table:table-cell office:value-type="float" office:value="926.66" calcext:value-type="float">
            <text:p>926.66</text:p>
          </table:table-cell>
          <table:table-cell office:value-type="float" office:value="930.41" calcext:value-type="float">
            <text:p>930.4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12.24" calcext:value-type="float">
            <text:p>912.24</text:p>
          </table:table-cell>
          <table:table-cell office:value-type="float" office:value="906.68" calcext:value-type="float">
            <text:p>906.68</text:p>
          </table:table-cell>
          <table:table-cell office:value-type="float" office:value="909.46" calcext:value-type="float">
            <text:p>909.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87.22" calcext:value-type="float">
            <text:p>887.22</text:p>
          </table:table-cell>
          <table:table-cell office:value-type="float" office:value="876.66" calcext:value-type="float">
            <text:p>876.66</text:p>
          </table:table-cell>
          <table:table-cell office:value-type="float" office:value="881.94" calcext:value-type="float">
            <text:p>881.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46.66" calcext:value-type="float">
            <text:p>846.66</text:p>
          </table:table-cell>
          <table:table-cell office:value-type="float" office:value="843.33" calcext:value-type="float">
            <text:p>843.33</text:p>
          </table:table-cell>
          <table:table-cell office:value-type="float" office:value="845" calcext:value-type="float">
            <text:p>8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00.24" calcext:value-type="float">
            <text:p>800.24</text:p>
          </table:table-cell>
          <table:table-cell office:value-type="float" office:value="801.08" calcext:value-type="float">
            <text:p>801.08</text:p>
          </table:table-cell>
          <table:table-cell office:value-type="float" office:value="800.66" calcext:value-type="float">
            <text:p>800.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33.62" calcext:value-type="float">
            <text:p>733.62</text:p>
          </table:table-cell>
          <table:table-cell office:value-type="float" office:value="733.34" calcext:value-type="float">
            <text:p>733.34</text:p>
          </table:table-cell>
          <table:table-cell office:value-type="float" office:value="733.48" calcext:value-type="float">
            <text:p>733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44.17" calcext:value-type="float">
            <text:p>644.17</text:p>
          </table:table-cell>
          <table:table-cell office:value-type="float" office:value="645.55" calcext:value-type="float">
            <text:p>645.55</text:p>
          </table:table-cell>
          <table:table-cell office:value-type="float" office:value="644.86" calcext:value-type="float">
            <text:p>644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float" office:value="519.17" calcext:value-type="float">
            <text:p>519.17</text:p>
          </table:table-cell>
          <table:table-cell office:value-type="float" office:value="510.83" calcext:value-type="float">
            <text:p>510.83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5:46:25.52830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9T05:52:31.121257357</dc:date>
    <meta:editing-duration>PT8M20S</meta:editing-duration>
    <meta:editing-cycles>2</meta:editing-cycles>
    <meta:generator>LibreOffice/6.4.7.2$Linux_AARCH64 LibreOffice_project/40$Build-2</meta:gener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No Load Test</text:p>
        </chart:title>
        <chart:legend chart:legend-position="end" svg:x="13.994cm" svg:y="4.201cm" style:legend-expansion="high" chart:style-name="ch3"/>
        <chart:plot-area chart:style-name="ch4" table:cell-range-address="tr_spd_noload.C1:tr_spd_noload.D10" chart:data-source-has-labels="row" svg:x="1.331cm" svg:y="1.275cm" svg:width="12.343cm" svg:height="6.564cm">
          <chartooo:coordinate-region svg:x="2.138cm" svg:y="1.474cm" svg:width="11.164cm" svg:height="5.718cm"/>
          <chart:axis chart:dimension="x" chart:name="primary-x" chart:style-name="ch5">
            <chart:title svg:x="5.698cm" svg:y="8.019cm" chart:style-name="ch6">
              <text:p>Avg Tick Rate (ticks/sec)</text:p>
            </chart:title>
          </chart:axis>
          <chart:axis chart:dimension="y" chart:name="primary-y" chart:style-name="ch5">
            <chart:title svg:x="0.451cm" svg:y="5.606cm" chart:style-name="ch7">
              <text:p>Motor Spd val</text:p>
            </chart:title>
            <chart:grid chart:style-name="ch8" chart:class="major"/>
          </chart:axis>
          <chart:series chart:style-name="ch9" chart:values-cell-range-address="tr_spd_noload.D2:tr_spd_noload.D10" chart:label-cell-address="tr_spd_noload.D1:tr_spd_noload.D1" chart:class="chart:scatter">
            <chart:domain table:cell-range-address="tr_spd_noload.C2:tr_spd_noload.C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spd</text:p>
                <draw:g>
                  <svg:desc>tr_spd_noload.D1:tr_spd_noloa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1.09">
                <text:p>951.09</text:p>
                <draw:g>
                  <svg:desc>tr_spd_noload.C2:tr_spd_noload.C10</svg:desc>
                </draw:g>
              </table:table-cell>
              <table:table-cell office:value-type="float" office:value="240">
                <text:p>240</text:p>
                <draw:g>
                  <svg:desc>tr_spd_noload.D2:tr_spd_noload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0.41">
                <text:p>930.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9.46">
                <text:p>909.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1.94">
                <text:p>881.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5">
                <text:p>8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.66">
                <text:p>800.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48">
                <text:p>733.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.86">
                <text:p>644.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.83">
                <text:p>510.8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